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98in" fo:orphans="2" fo:widows="2"/>
    </style:style>
    <style:style style:name="P2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000000" style:font-name="sans-serif" fo:font-size="18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firstHeading"/>CanCastSpells</text:h>
      <text:section text:style-name="Sect1" text:name="bodyContent">
        <text:p text:style-name="P1"/>
        <text:section text:style-name="Sect1" text:name="contentSub">
          <text:p text:style-name="P3"/>
        </text:section>
        <text:p text:style-name="P2">This is a 'Special Abilities Hook' which is called when we want to determine if the option "CAST" should appear in the menu of player options. If any script returns a value containing the character 'N' then the script processing is terminated and casting is suppressed.</text:p>
        <text:p text:style-name="Heading">Context</text:p>
        <text:list xml:id="list38445610" text:style-name="L1">
          <text:list-item>
            <text:p text:style-name="P5">Character</text:p>
          </text:list-item>
          <text:list-item>
            <text:p text:style-name="P5">Combatant</text:p>
          </text:list-item>
          <text:list-item>
            <text:p text:style-name="P6">class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15T09:00:08.08</meta:creation-date>
    <meta:generator>OpenOffice.org/3.2$Win32 OpenOffice.org_project/320m18$Build-9502</meta:generator>
    <dc:date>2012-01-09T18:30:26.06</dc:date>
    <dc:creator>Paul Stevens</dc:creator>
    <meta:editing-duration>PT00H04M19S</meta:editing-duration>
    <meta:editing-cycles>4</meta:editing-cycles>
    <meta:document-statistic meta:table-count="0" meta:image-count="0" meta:object-count="0" meta:page-count="1" meta:paragraph-count="6" meta:word-count="54" meta:character-count="315"/>
  </office:meta>
</office:document-meta>
</file>